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31cm" fo:min-width="0.516cm"/>
    </style:style>
    <style:style style:name="gr4" style:family="graphic" style:parent-style-name="standard">
      <style:graphic-properties draw:textarea-horizontal-align="justify" draw:textarea-vertical-align="middle" draw:auto-grow-height="false" fo:min-height="0.131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0.131cm" fo:min-width="13.216cm"/>
    </style:style>
    <style:style style:name="gr6" style:family="graphic" style:parent-style-name="standard">
      <style:graphic-properties draw:textarea-horizontal-align="justify" draw:textarea-vertical-align="middle" draw:auto-grow-height="false" fo:min-height="0.131cm" fo:min-width="7.1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svg:stroke-width="0.018cm" svg:stroke-color="#111111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P1" style:family="paragraph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none" draw:fill-color="#ffffff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881cm" svg:height="0.95cm" svg:x="0.154cm" svg:y="1.87cm">
          <draw:text-box>
            <text:p text:style-name="P1"><text:span text:style-name="T1">Objective 1</text:span></text:p>
          </draw:text-box>
        </draw:frame>
        <draw:frame draw:style-name="gr1" draw:text-style-name="P2" draw:layer="layout" svg:width="2.881cm" svg:height="0.95cm" svg:x="0.155cm" svg:y="2.97cm">
          <draw:text-box>
            <text:p text:style-name="P1"><text:span text:style-name="T1">Objective 2</text:span></text:p>
          </draw:text-box>
        </draw:frame>
        <draw:frame draw:style-name="gr1" draw:text-style-name="P2" draw:layer="layout" svg:width="2.881cm" svg:height="0.95cm" svg:x="0.156cm" svg:y="4.07cm">
          <draw:text-box>
            <text:p text:style-name="P1"><text:span text:style-name="T1">Objective 3</text:span></text:p>
          </draw:text-box>
        </draw:frame>
        <draw:frame draw:style-name="gr1" draw:text-style-name="P2" draw:layer="layout" svg:width="2.881cm" svg:height="0.95cm" svg:x="0.157cm" svg:y="5.17cm">
          <draw:text-box>
            <text:p text:style-name="P1"><text:span text:style-name="T1">Objective 4</text:span></text:p>
          </draw:text-box>
        </draw:frame>
        <draw:frame draw:style-name="gr1" draw:text-style-name="P2" draw:layer="layout" svg:width="2.881cm" svg:height="0.95cm" svg:x="0.158cm" svg:y="6.27cm">
          <draw:text-box>
            <text:p text:style-name="P1"><text:span text:style-name="T1">O</text:span><text:span text:style-name="T1">bj</text:span><text:span text:style-name="T1">ec</text:span><text:span text:style-name="T1">tiv</text:span><text:span text:style-name="T1">e </text:span><text:span text:style-name="T1">5</text:span></text:p>
          </draw:text-box>
        </draw:frame>
        <draw:frame draw:style-name="gr1" draw:text-style-name="P2" draw:layer="layout" svg:width="2.89cm" svg:height="0.95cm" svg:x="0.159cm" svg:y="7.37cm">
          <draw:text-box>
            <text:p text:style-name="P1"><text:span text:style-name="T1">Manuscri</text:span><text:span text:style-name="T1">pt</text:span></text:p>
          </draw:text-box>
        </draw:frame>
        <draw:frame draw:style-name="gr1" draw:text-style-name="P2" draw:layer="layout" svg:width="1.035cm" svg:height="0.95cm" svg:x="3.348cm" svg:y="0.69cm">
          <draw:text-box>
            <text:p text:style-name="P1"><text:span text:style-name="T1">0</text:span><text:span text:style-name="T1">1</text:span></text:p>
          </draw:text-box>
        </draw:frame>
        <draw:frame draw:style-name="gr1" draw:text-style-name="P2" draw:layer="layout" svg:width="1.035cm" svg:height="0.95cm" svg:x="4.549cm" svg:y="0.69cm">
          <draw:text-box>
            <text:p text:style-name="P1"><text:span text:style-name="T1">0</text:span><text:span text:style-name="T1">2</text:span></text:p>
          </draw:text-box>
        </draw:frame>
        <draw:frame draw:style-name="gr1" draw:text-style-name="P2" draw:layer="layout" svg:width="1.035cm" svg:height="0.95cm" svg:x="5.748cm" svg:y="0.69cm">
          <draw:text-box>
            <text:p text:style-name="P1"><text:span text:style-name="T1">0</text:span><text:span text:style-name="T1">3</text:span></text:p>
          </draw:text-box>
        </draw:frame>
        <draw:frame draw:style-name="gr1" draw:text-style-name="P2" draw:layer="layout" svg:width="1.035cm" svg:height="0.95cm" svg:x="6.949cm" svg:y="0.69cm">
          <draw:text-box>
            <text:p text:style-name="P1"><text:span text:style-name="T1">0</text:span><text:span text:style-name="T1">4</text:span></text:p>
          </draw:text-box>
        </draw:frame>
        <draw:frame draw:style-name="gr1" draw:text-style-name="P2" draw:layer="layout" svg:width="1.035cm" svg:height="0.95cm" svg:x="8.148cm" svg:y="0.69cm">
          <draw:text-box>
            <text:p text:style-name="P1"><text:span text:style-name="T1">0</text:span><text:span text:style-name="T1">5</text:span></text:p>
          </draw:text-box>
        </draw:frame>
        <draw:frame draw:style-name="gr1" draw:text-style-name="P2" draw:layer="layout" svg:width="1.035cm" svg:height="0.95cm" svg:x="9.349cm" svg:y="0.69cm">
          <draw:text-box>
            <text:p text:style-name="P1"><text:span text:style-name="T1">0</text:span><text:span text:style-name="T1">6</text:span></text:p>
          </draw:text-box>
        </draw:frame>
        <draw:frame draw:style-name="gr1" draw:text-style-name="P2" draw:layer="layout" svg:width="1.035cm" svg:height="0.95cm" svg:x="10.548cm" svg:y="0.69cm">
          <draw:text-box>
            <text:p text:style-name="P1"><text:span text:style-name="T1">0</text:span><text:span text:style-name="T1">7</text:span></text:p>
          </draw:text-box>
        </draw:frame>
        <draw:frame draw:style-name="gr1" draw:text-style-name="P2" draw:layer="layout" svg:width="1.035cm" svg:height="0.95cm" svg:x="11.749cm" svg:y="0.69cm">
          <draw:text-box>
            <text:p text:style-name="P1"><text:span text:style-name="T1">08</text:span></text:p>
          </draw:text-box>
        </draw:frame>
        <draw:frame draw:style-name="gr1" draw:text-style-name="P2" draw:layer="layout" svg:width="1.035cm" svg:height="0.95cm" svg:x="12.948cm" svg:y="0.69cm">
          <draw:text-box>
            <text:p text:style-name="P1"><text:span text:style-name="T1">09</text:span></text:p>
          </draw:text-box>
        </draw:frame>
        <draw:frame draw:style-name="gr1" draw:text-style-name="P2" draw:layer="layout" svg:width="1.035cm" svg:height="0.95cm" svg:x="14.149cm" svg:y="0.69cm">
          <draw:text-box>
            <text:p text:style-name="P1"><text:span text:style-name="T1">10</text:span></text:p>
          </draw:text-box>
        </draw:frame>
        <draw:frame draw:style-name="gr1" draw:text-style-name="P2" draw:layer="layout" svg:width="1.035cm" svg:height="0.95cm" svg:x="15.348cm" svg:y="0.69cm">
          <draw:text-box>
            <text:p text:style-name="P1"><text:span text:style-name="T1">11</text:span></text:p>
          </draw:text-box>
        </draw:frame>
        <draw:frame draw:style-name="gr1" draw:text-style-name="P2" draw:layer="layout" svg:width="1.035cm" svg:height="0.95cm" svg:x="16.549cm" svg:y="0.69cm">
          <draw:text-box>
            <text:p text:style-name="P1"><text:span text:style-name="T1">12</text:span></text:p>
          </draw:text-box>
        </draw:frame>
        <draw:custom-shape draw:style-name="gr2" draw:text-style-name="P3" draw:layer="layout" svg:width="0.328cm" svg:height="0.381cm" svg:x="3.329cm" svg:y="2.1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0.381cm" svg:x="3.329cm" svg:y="3.3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255cm" svg:height="0.381cm" svg:x="4.472cm" svg:y="4.4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28cm" svg:height="0.381cm" svg:x="6.43cm" svg:y="5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328cm" svg:height="0.381cm" svg:x="7.647cm" svg:y="5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328cm" svg:height="0.381cm" svg:x="8.848cm" svg:y="5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3.716cm" svg:height="0.381cm" svg:x="3.329cm" svg:y="7.7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28cm" svg:height="0.381cm" svg:x="10.049cm" svg:y="5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328cm" svg:height="0.381cm" svg:x="11.25cm" svg:y="5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328cm" svg:height="0.381cm" svg:x="11.25cm" svg:y="5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328cm" svg:height="0.381cm" svg:x="12.451cm" svg:y="5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7.664cm" svg:height="0.381cm" svg:x="8.663cm" svg:y="6.63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94cm" svg:height="0.95cm" svg:x="9.363cm" svg:y="-0.165cm">
          <draw:text-box>
            <text:p text:style-name="P1"><text:span text:style-name="T1">Months</text:span></text:p>
          </draw:text-box>
        </draw:frame>
        <draw:line draw:style-name="gr8" draw:text-style-name="P4" draw:layer="layout" svg:x1="4.445cm" svg:y1="1.651cm" svg:x2="4.445cm" svg:y2="8.255cm">
          <text:p/>
        </draw:line>
        <draw:line draw:style-name="gr8" draw:text-style-name="P4" draw:layer="layout" svg:x1="5.645cm" svg:y1="1.651cm" svg:x2="5.645cm" svg:y2="8.255cm">
          <text:p/>
        </draw:line>
        <draw:line draw:style-name="gr8" draw:text-style-name="P4" draw:layer="layout" svg:x1="6.845cm" svg:y1="1.651cm" svg:x2="6.845cm" svg:y2="8.255cm">
          <text:p/>
        </draw:line>
        <draw:line draw:style-name="gr8" draw:text-style-name="P4" draw:layer="layout" svg:x1="8.045cm" svg:y1="1.651cm" svg:x2="8.045cm" svg:y2="8.255cm">
          <text:p/>
        </draw:line>
        <draw:line draw:style-name="gr8" draw:text-style-name="P4" draw:layer="layout" svg:x1="9.245cm" svg:y1="1.651cm" svg:x2="9.245cm" svg:y2="8.255cm">
          <text:p/>
        </draw:line>
        <draw:line draw:style-name="gr8" draw:text-style-name="P4" draw:layer="layout" svg:x1="10.445cm" svg:y1="1.651cm" svg:x2="10.445cm" svg:y2="8.255cm">
          <text:p/>
        </draw:line>
        <draw:line draw:style-name="gr8" draw:text-style-name="P4" draw:layer="layout" svg:x1="11.645cm" svg:y1="1.651cm" svg:x2="11.645cm" svg:y2="8.255cm">
          <text:p/>
        </draw:line>
        <draw:line draw:style-name="gr8" draw:text-style-name="P4" draw:layer="layout" svg:x1="12.845cm" svg:y1="1.651cm" svg:x2="12.845cm" svg:y2="8.255cm">
          <text:p/>
        </draw:line>
        <draw:line draw:style-name="gr8" draw:text-style-name="P4" draw:layer="layout" svg:x1="14.045cm" svg:y1="1.651cm" svg:x2="14.045cm" svg:y2="8.255cm">
          <text:p/>
        </draw:line>
        <draw:line draw:style-name="gr8" draw:text-style-name="P4" draw:layer="layout" svg:x1="15.245cm" svg:y1="1.651cm" svg:x2="15.245cm" svg:y2="8.255cm">
          <text:p/>
        </draw:line>
        <draw:line draw:style-name="gr8" draw:text-style-name="P4" draw:layer="layout" svg:x1="16.445cm" svg:y1="1.651cm" svg:x2="16.445cm" svg:y2="8.2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2T22:44:09.283916531</meta:creation-date>
    <dc:date>2019-12-12T23:00:22.942193986</dc:date>
    <meta:editing-duration>PT16M7S</meta:editing-duration>
    <meta:editing-cycles>13</meta:editing-cycles>
    <meta:generator>LibreOffice/6.3.3.2.0$Linux_X86_64 LibreOffice_project/30$Build-2</meta:generator>
    <meta:document-statistic meta:object-count="42"/>
  </office:meta>
</office:document-meta>
</file>